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paragraph-rsid="001b91d9"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91d9" officeooo:paragraph-rsid="001b91d9"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b91d9"/>
    </style:style>
    <style:style style:name="T4" style:family="text">
      <style:text-properties officeooo:rsid="001c54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3">7th</text:span> of <text:span text:style-name="T3">June</text:span> 202<text:span text:style-name="T3">2</text:span> under the <text:span text:style-name="T3">17th</text:span> PA Meeting.</text:p>
      <text:p text:style-name="P1"/>
      <text:p text:style-name="P4">The Assembly, recognising the current situation,<text:line-break/><text:line-break/><text:span text:style-name="T3">Constitutes the need to clarify/restructure the judicial procedure for recognised entities who have their own judicial system to be as follows:</text:span></text:p>
      <text:p text:style-name="P5">When a crime is committed, the entities’ own judicial system handles it, or chooses to directly move the matter to the CotS. If either side (victim or perpetrator or court) wishes to appeal the decision it can move to the CotS if the appeal is made within 72 hours from a published verdict. After the 72 hours expire the entities’ judicial system retains the option to go to the CotS if they can not fullfil the applicable punishment of the verdict (or the majority of it), this is to be done within 336 hours aka 14 days after the verdict. The CotS may choose to reject this latter appeal on the grounds that sufficient punishment has already been applied, or find the person guilty without punishment because of the entities’ applied punishment. In all other matters where the case moves to the CotS the CotS makes an independent decision and voids the verdict and punishment of the entities’ judicial system. <text:span text:style-name="T4">The decision of the CotS is final unless the matter moves to a Server Court or International High Court.</text:span></text:p>
      <text:p text:style-name="P1"/>
      <text:p text:style-name="P1">And proceeds.</text:p>
      <text:p text:style-name="P1"/>
      <text:p text:style-name="P1">Signed by,</text:p>
      <text:p text:style-name="P1">_<text:span text:style-name="T3">yoran_</text:span></text:p>
      <text:p text:style-name="P1"/>
      <text:p text:style-name="P1"/>
      <text:p text:style-name="P1"/>
      <text:p text:style-name="Standard"><text:span text:style-name="T1">[</text:span><text:span text:style-name="T2">Motion 17-4: On national courts and the CotS</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8T12:36:28.717300403</dc:date>
    <meta:editing-duration>PT6M58S</meta:editing-duration>
    <meta:editing-cycles>7</meta:editing-cycles>
    <meta:generator>LibreOffice/7.3.3.2$Linux_X86_64 LibreOffice_project/4985bca6212b77bf8c7a86bceeb2084ec86f4b6b</meta:generator>
    <meta:document-statistic meta:table-count="0" meta:image-count="0" meta:object-count="0" meta:page-count="1" meta:paragraph-count="7" meta:word-count="234" meta:character-count="1368" meta:non-whitespace-character-count="1140"/>
  </office:meta>
</office:document-meta>
</file>